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791cm" svg:height="7.027cm" svg:x="0.209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23:24:15.41</dc:date>
    <dc:creator>Ivan Leben</dc:creator>
    <meta:editing-duration>PT00H13M40S</meta:editing-duration>
    <meta:editing-cycles>2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92cm" svg:height="7.028cm" xlink:href="." chart:class="chart:line" chart:style-name="ch1">
        <chart:legend chart:legend-position="end" svg:x="8.021cm" svg:y="2.779cm" chart:style-name="ch2"/>
        <chart:plot-area chart:style-name="ch3" chart:data-source-has-labels="both" svg:x="0.189cm" svg:y="0.14cm" svg:width="7.638cm" svg:height="6.669cm">
          <chart:axis chart:dimension="x" chart:name="primary-x" chart:style-name="ch4">
            <chart:title svg:x="2.534cm" svg:y="6.351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196cm" svg:y="4.458cm" chart:style-name="ch6">
              <text:p>Memory Size (MB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PP</text:p>
              </table:table-cell>
              <table:table-cell office:value-type="float" office:value="0.34">
                <text:p>0.34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1.1">
                <text:p>1.1</text:p>
              </table:table-cell>
              <table:table-cell office:value-type="float" office:value="1.38">
                <text:p>1.38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  <table:table-cell office:value-type="float" office:value="2.39">
                <text:p>2.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AS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  <table:table-cell office:value-type="float" office:value="0.93">
                <text:p>0.93</text:p>
              </table:table-cell>
              <table:table-cell office:value-type="float" office:value="1.31">
                <text:p>1.31</text:p>
              </table:table-cell>
              <table:table-cell office:value-type="float" office:value="1.75">
                <text:p>1.75</text:p>
              </table:table-cell>
              <table:table-cell office:value-type="float" office:value="2.28">
                <text:p>2.28</text:p>
              </table:table-cell>
              <table:table-cell office:value-type="float" office:value="2.87">
                <text:p>2.87</text:p>
              </table:table-cell>
              <table:table-cell office:value-type="float" office:value="3.53">
                <text:p>3.53</text:p>
              </table:table-cell>
              <table:table-cell office:value-type="float" office:value="4.28">
                <text:p>4.2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Raster 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